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6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7.869cm"/>
    </style:style>
    <style:style style:name="co4" style:family="table-column">
      <style:table-column-properties fo:break-before="auto" style:column-width="12.7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wrap-option="wrap" style:vertical-align="middle"/>
      <style:text-properties style:text-line-through-style="solid" style:text-line-through-type="single"/>
    </style:style>
    <style:style style:name="ce13" style:family="table-cell" style:parent-style-name="Default">
      <style:table-cell-properties fo:background-color="#b3b3b3" style:vertical-align="middle"/>
    </style:style>
    <style:style style:name="ce3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vertical-align="middle"/>
      <style:text-properties style:text-line-through-style="solid" style:text-line-through-type="single"/>
    </style:style>
    <style:style style:name="ce1" style:family="table-cell" style:parent-style-name="Default" style:data-style-name="N100">
      <style:table-cell-properties fo:wrap-option="wrap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ce3"/>
        <table:table-column table:style-name="co2" table:default-cell-style-name="ce7"/>
        <table:table-column table:style-name="co4" table:default-cell-style-name="ce3"/>
        <table:table-column table:style-name="co5" table:number-columns-repeated="1019" table:default-cell-style-name="ce3"/>
        <table:table-row table:style-name="ro1">
          <table:table-cell table:style-name="ce4" office:value-type="string" calcext:value-type="string">
            <text:p>code instruction</text:p>
          </table:table-cell>
          <table:table-cell table:style-name="ce8" office:value-type="string" calcext:value-type="string">
            <text:p>code instruction</text:p>
          </table:table-cell>
          <table:table-cell table:style-name="ce1" office:value-type="string" calcext:value-type="string">
            <text:p>description fonction</text:p>
          </table:table-cell>
          <table:table-cell table:style-name="ce4" office:value-type="string" calcext:value-type="string">
            <text:p>nombre arguments</text:p>
          </table:table-cell>
          <table:table-cell table:style-name="ce1" office:value-type="string" calcext:value-type="string">
            <text:p>liste arguments</text:p>
          </table:table-cell>
          <table:table-cell table:style-name="ce1" table:number-columns-repeated="1019"/>
        </table:table-row>
        <table:table-row table:style-name="ro2">
          <table:table-cell table:style-name="ce5"/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aucune (requête parole)</text:p>
          </table:table-cell>
          <table:table-cell table:style-name="ce5"/>
          <table:table-cell table:style-name="ce13" table:number-columns-repeated="1020"/>
        </table:table-row>
        <table:table-row table:style-name="ro2">
          <table:table-cell table:style-name="ce5"/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aucune (accord parole)</text:p>
          </table:table-cell>
          <table:table-cell table:style-name="ce5"/>
          <table:table-cell table:style-name="ce13" table:number-columns-repeated="1020"/>
        </table:table-row>
        <table:table-row table:style-name="ro2">
          <table:table-cell table:style-name="ce5"/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aucune (fin parole)</text:p>
          </table:table-cell>
          <table:table-cell table:style-name="ce5"/>
          <table:table-cell table:style-name="ce13" table:number-columns-repeated="1020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de urgence, retour base rasp → ard (requête)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code urgence, retour base ard → rasp (info)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TRANS</text:p>
          </table:table-cell>
          <table:table-cell office:value-type="string" calcext:value-type="string">
            <text:p>transmettre message rasp → ard → ante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îne de caractère sans « ; »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TA</text:p>
          </table:table-cell>
          <table:table-cell office:value-type="string" calcext:value-type="string">
            <text:p>point actuel raps → ard (requête)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style-name="ce10"/>
          <table:table-cell office:value-type="string" calcext:value-type="string">
            <text:p>point actuel ard → rasp (répons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(décimal avec un point) et y (décimal avec un point)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BILAN</text:p>
          </table:table-cell>
          <table:table-cell office:value-type="string" calcext:value-type="string">
            <text:p>transmettre bilan Ard –&gt; Rasp (requêt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de bilan (1 = msg_alerte ; 2 = successionOrdresMarche ; 3 = cheminSuivi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ransmettre bilan Ard –&gt; Rasp (répons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pe de bilan (1 = msg_alerte ; 2 = successionOrdresMarche ; 3 = cheminSuivi)</text:p>
            <text:p>et bilan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PTC</text:p>
          </table:table-cell>
          <table:table-cell office:value-type="string" calcext:value-type="string">
            <text:p>point cible rasp → 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(décimal avec un point) et y (décimal avec un point)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stances obstacle rasp <text:s/>→ ard (requête)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tances obstacle ard  → rasp (réponse</text:p>
            <text:p>ou à l’initiative si problèm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ances (1 par détecteur, décimal, en mètres)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ansmission données capteurs pour carto </text:p>
            <text:p>Rasp → ard (requête)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ransmission données capteurs pour carto </text:p>
            <text:p>Ard → rasp (répons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température (décimal avec un point) </text:span></text:p>
            <text:p>pression (décimal avec un point)</text:p>
            <text:p><text:span text:style-name="T1">Vitesse vent (décimal avec un point)</text:span></text:p>
            <text:p><text:span text:style-name="T1">Orientation vent (décimal avec un point)</text:span>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orientation rover ard → rasp (requête)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orientation rover rasp → ard (répons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e en degrés (entier) par rapport à la demi-droite Ox, sens trigo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AV</text:p>
          </table:table-cell>
          <table:table-cell office:value-type="string" calcext:value-type="string">
            <text:p>av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ance en mètres (décimal avec un point)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RE</text:p>
          </table:table-cell>
          <table:table-cell office:value-type="string" calcext:value-type="string">
            <text:p>recu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ance en mètres (décimal avec un point)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TD</text:p>
          </table:table-cell>
          <table:table-cell office:value-type="string" calcext:value-type="string">
            <text:p>tourner à dro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e en degrés (entier)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TG</text:p>
          </table:table-cell>
          <table:table-cell office:value-type="string" calcext:value-type="string">
            <text:p>tourner à gau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e en degrés (entier)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14:56:03.34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8T15:36:59.504000000</meta:creation-date>
    <meta:generator>LibreOffice/7.2.1.2$Windows_X86_64 LibreOffice_project/87b77fad49947c1441b67c559c339af8f3517e22</meta:generator>
    <dc:date>2022-02-04T16:28:54.964000000</dc:date>
    <meta:editing-duration>PT3H41M54S</meta:editing-duration>
    <meta:editing-cycles>13</meta:editing-cycles>
    <meta:document-statistic meta:table-count="1" meta:cell-count="88" meta:object-count="0"/>
  </office:meta>
</office:document-meta>
</file>